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8C000001E21D5A363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width="0.051cm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solid" svg:stroke-width="0.051cm" svg:stroke-color="#99ccff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svg:stroke-width="0.305cm" svg:stroke-color="#99ccff" draw:marker-start-width="0.655cm" draw:marker-end-width="0.655cm" draw:fill="solid" draw:fill-color="#000000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width="0.051cm" draw:fill="solid" draw:fill-color="#ff808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305cm" svg:stroke-color="#ff8080" draw:marker-start-width="0.655cm" draw:marker-end-width="0.655cm" draw:fill="solid" draw:fill-color="#000000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svg:stroke-width="0.203cm" svg:stroke-color="#00ff00" draw:marker-start-width="0.503cm" draw:marker-end-width="0.503cm" draw:fill="none" draw:fill-color="#000000" draw:textarea-vertical-align="middle" draw:auto-grow-height="false" fo:min-height="0.749cm" fo:min-width="0.499cm" fo:padding-top="0.225cm" fo:padding-bottom="0.225cm" fo:padding-left="0.35cm" fo:padding-right="0.35cm"/>
    </style:style>
    <style:style style:name="gr9" style:family="graphic" style:parent-style-name="standard">
      <style:graphic-properties draw:stroke="dash" draw:stroke-dash="Ultrafine_20_Dashed" svg:stroke-width="0.305cm" svg:stroke-color="#00ff00" draw:marker-start-width="0.655cm" draw:marker-end-width="0.655cm" draw:fill="solid" draw:fill-color="#000000" draw:textarea-horizontal-align="center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svg:stroke-width="0.203cm" svg:stroke-color="#00ff00" draw:marker-start-width="0.503cm" draw:marker-end-width="0.503cm" draw:fill="solid" draw:fill-color="#00ff00" draw:textarea-vertical-align="middle" draw:auto-grow-height="false" fo:min-height="0.749cm" fo:min-width="0.499cm" fo:padding-top="0.225cm" fo:padding-bottom="0.225cm" fo:padding-left="0.35cm" fo:padding-right="0.35cm"/>
    </style:style>
    <style:style style:name="gr11" style:family="graphic" style:parent-style-name="standard">
      <style:graphic-properties svg:stroke-width="0.305cm" svg:stroke-color="#99ccff" draw:marker-start-width="0.655cm" draw:marker-end="Arrow" draw:marker-end-width="0.655cm" draw:fill="solid" draw:fill-color="#000000" draw:textarea-horizontal-align="center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svg:stroke-width="0.305cm" svg:stroke-color="#ff8080" draw:marker-start-width="0.655cm" draw:marker-end="Arrow" draw:marker-end-width="0.655cm" draw:fill="solid" draw:fill-color="#000000" draw:textarea-horizontal-align="center" draw:textarea-vertical-align="middle" fo:padding-top="0.275cm" fo:padding-bottom="0.275cm" fo:padding-left="0.4cm" fo:padding-right="0.4cm"/>
    </style:style>
    <style:style style:name="gr13" style:family="graphic" style:parent-style-name="standard">
      <style:graphic-properties svg:stroke-width="0.305cm" svg:stroke-color="#00ff00" draw:marker-start-width="0.655cm" draw:marker-end="Arrow" draw:marker-end-width="0.655cm" draw:fill="solid" draw:fill-color="#000000" draw:textarea-horizontal-align="center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.393cm" svg:height="19.68cm" svg:x="0.635cm" svg:y="0.635cm">
          <draw:image xlink:href="Pictures/100000000000028C000001E21D5A363E.png" xlink:type="simple" xlink:show="embed" xlink:actuate="onLoad">
            <text:p/>
          </draw:image>
        </draw:frame>
        <draw:custom-shape draw:style-name="gr2" draw:text-style-name="P1" draw:layer="BM" svg:width="1.27cm" svg:height="1.27cm" svg:x="0.18cm" svg:y="0.19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BM" svg:width="1.27cm" svg:height="1.27cm" svg:x="13.449cm" svg:y="0.04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BM" svg:width="1.27cm" svg:height="1.27cm" svg:x="28.252cm" svg:y="0.16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3" draw:text-style-name="P1" draw:layer="layout" svg:width="7.244cm" svg:height="3.406cm" svg:x="21.784cm" svg:y="16.909cm">
          <text:p/>
        </draw:rect>
        <draw:custom-shape draw:style-name="gr2" draw:text-style-name="P1" draw:layer="BM" svg:width="1.27cm" svg:height="1.27cm" svg:x="28.423cm" svg:y="19.7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BM" svg:width="1.27cm" svg:height="1.27cm" svg:x="13.439cm" svg:y="19.7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BM" svg:width="1.27cm" svg:height="1.27cm" svg:x="0cm" svg:y="9.2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BM" svg:width="1.27cm" svg:height="1.27cm" svg:x="0cm" svg:y="19.7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BM" svg:width="1.27cm" svg:height="1.27cm" svg:x="13.329cm" svg:y="9.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BM" svg:width="1.27cm" svg:height="1.27cm" svg:x="28.423cm" svg:y="9.8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1" draw:layer="BM" svg:x1="14.084cm" svg:y1="0.635cm" svg:x2="14.084cm" svg:y2="20.108cm">
          <text:p/>
        </draw:line>
        <draw:line draw:style-name="gr5" draw:text-style-name="P1" draw:layer="BM" svg:x1="29.028cm" svg:y1="0.635cm" svg:x2="29.028cm" svg:y2="20.108cm">
          <text:p/>
        </draw:line>
        <draw:line draw:style-name="gr5" draw:text-style-name="P1" draw:layer="BM" svg:x1="0.635cm" svg:y1="0.635cm" svg:x2="29.028cm" svg:y2="0.635cm">
          <text:p/>
        </draw:line>
        <draw:line draw:style-name="gr5" draw:text-style-name="P1" draw:layer="BM" svg:x1="0.635cm" svg:y1="10.203cm" svg:x2="29.028cm" svg:y2="10.203cm">
          <text:p/>
        </draw:line>
        <draw:line draw:style-name="gr5" draw:text-style-name="P1" draw:layer="BM" svg:x1="0.365cm" svg:y1="20.222cm" svg:x2="28.758cm" svg:y2="20.222cm">
          <text:p/>
        </draw:line>
        <draw:line draw:style-name="gr5" draw:text-style-name="P1" draw:layer="BM" svg:x1="0.366cm" svg:y1="20.222cm" svg:x2="28.759cm" svg:y2="20.222cm">
          <text:p/>
        </draw:line>
        <draw:line draw:style-name="gr5" draw:text-style-name="P1" draw:layer="BM" svg:x1="0.635cm" svg:y1="20.315cm" svg:x2="0.635cm" svg:y2="0.635cm">
          <text:p/>
        </draw:line>
        <draw:custom-shape draw:style-name="gr2" draw:text-style-name="P1" draw:layer="BM" svg:width="1.27cm" svg:height="1.27cm" svg:x="0.18cm" svg:y="0.19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BM" svg:width="1.27cm" svg:height="1.27cm" svg:x="0.18cm" svg:y="0.19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VMod" svg:width="1.27cm" svg:height="1.27cm" svg:x="3.189cm" svg:y="8.6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VMod" svg:width="1.27cm" svg:height="1.27cm" svg:x="6.378cm" svg:y="6.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VMod" svg:width="1.27cm" svg:height="1.27cm" svg:x="12.155cm" svg:y="2.7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VMod" svg:width="1.27cm" svg:height="1.27cm" svg:x="16.698cm" svg:y="2.17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VMod" svg:width="1.27cm" svg:height="1.27cm" svg:x="21.302cm" svg:y="5.00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VMod" svg:width="1.27cm" svg:height="1.27cm" svg:x="23.197cm" svg:y="8.6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VMod" svg:width="1.27cm" svg:height="1.27cm" svg:x="22.385cm" svg:y="12.5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VMod" svg:width="1.27cm" svg:height="1.27cm" svg:x="19.857cm" svg:y="12.73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VMod" svg:width="1.27cm" svg:height="1.27cm" svg:x="14.502cm" svg:y="10.8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VMod" svg:width="1.27cm" svg:height="1.27cm" svg:x="11.403cm" svg:y="15.3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VMod" svg:width="1.27cm" svg:height="1.27cm" svg:x="7.431cm" svg:y="16.16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VMod" svg:width="1.27cm" svg:height="1.27cm" svg:x="4.513cm" svg:y="15.9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VMod" svg:width="1.27cm" svg:height="1.27cm" svg:x="3.249cm" svg:y="14.8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VMod" svg:width="1.27cm" svg:height="1.27cm" svg:x="2.617cm" svg:y="11.5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1" draw:layer="VMap" svg:x1="0.635cm" svg:y1="0.635cm" svg:x2="12.637cm" svg:y2="3.34cm">
          <text:p/>
        </draw:line>
        <draw:line draw:style-name="gr7" draw:text-style-name="P1" draw:layer="VMap" svg:x1="14.081cm" svg:y1="0.635cm" svg:x2="12.637cm" svg:y2="3.341cm">
          <text:p/>
        </draw:line>
        <draw:line draw:style-name="gr7" draw:text-style-name="P1" draw:layer="VMap" svg:x1="13.961cm" svg:y1="10.019cm" svg:x2="12.637cm" svg:y2="3.341cm">
          <text:p/>
        </draw:line>
        <draw:line draw:style-name="gr7" draw:text-style-name="P1" draw:layer="VMap" svg:x1="0.635cm" svg:y1="9.869cm" svg:x2="12.637cm" svg:y2="3.341cm">
          <text:p/>
        </draw:line>
        <draw:custom-shape draw:style-name="gr8" draw:text-style-name="P1" draw:layer="CMod" svg:width="2.859cm" svg:height="2.859cm" svg:x="5.566cm" svg:y="5.3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8.425cm" svg:y="3.67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11.344cm" svg:y="1.8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14.624cm" svg:y="1.26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20.613cm" svg:y="4.2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22.39cm" svg:y="8.00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21.861cm" svg:y="11.04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18.974cm" svg:y="12.0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13.799cm" svg:y="10.0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10.581cm" svg:y="14.6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6.972cm" svg:y="15.43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3.813cm" svg:y="15.16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16.752cm" svg:y="11.0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1.769cm" svg:y="10.77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2.312cm" svg:y="7.86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18.085cm" svg:y="2.3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12.391cm" svg:y="12.19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CMod" svg:width="2.859cm" svg:height="2.859cm" svg:x="2.039cm" svg:y="13.03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1" draw:layer="CMap" svg:x1="10.049cm" svg:y1="5.085cm" svg:x2="12.818cm" svg:y2="3.4cm">
          <text:p/>
        </draw:line>
        <draw:line draw:style-name="gr9" draw:text-style-name="P1" draw:layer="CMap" svg:x1="7.071cm" svg:y1="6.89cm" svg:x2="9.839cm" svg:y2="5.205cm">
          <text:p/>
        </draw:line>
        <draw:custom-shape draw:style-name="gr10" draw:text-style-name="P1" draw:layer="CMap" svg:width="1.231cm" svg:height="1.231cm" svg:x="9.27cm" svg:y="4.6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1" draw:text-style-name="P1" draw:layer="DX" svg:x1="0.636cm" svg:y1="0.635cm" svg:x2="-1.745cm" svg:y2="1.564cm">
          <text:p/>
        </draw:line>
        <draw:line draw:style-name="gr11" draw:text-style-name="P1" draw:layer="DX" svg:x1="0.817cm" svg:y1="10.114cm" svg:x2="-1.294cm" svg:y2="8.966cm">
          <text:p/>
        </draw:line>
        <draw:line draw:style-name="gr11" draw:text-style-name="P1" draw:layer="DX" svg:x1="14.147cm" svg:y1="10.325cm" svg:x2="11.945cm" svg:y2="8.424cm">
          <text:p/>
        </draw:line>
        <draw:line draw:style-name="gr11" draw:text-style-name="P1" draw:layer="DX" svg:x1="14.178cm" svg:y1="0.849cm" svg:x2="8.605cm" svg:y2="1.414cm">
          <text:p/>
        </draw:line>
        <draw:line draw:style-name="gr12" draw:text-style-name="P1" draw:layer="DX" svg:x1="7.078cm" svg:y1="6.927cm" svg:x2="5.085cm" svg:y2="6.74cm">
          <text:p/>
        </draw:line>
        <draw:line draw:style-name="gr12" draw:text-style-name="P1" draw:layer="DX" svg:x1="12.796cm" svg:y1="3.498cm" svg:x2="8.726cm" svg:y2="2.738cm">
          <text:p/>
        </draw:line>
        <draw:line draw:style-name="gr13" draw:text-style-name="P1" draw:layer="DX" svg:x1="9.817cm" svg:y1="5.093cm" svg:x2="6.319cm" svg:y2="4.603cm">
          <text:p/>
        </draw:line>
        <draw:line draw:style-name="gr13" draw:text-style-name="P1" draw:layer="DF" svg:x1="9.817cm" svg:y1="5.093cm" svg:x2="12.998cm" svg:y2="9.267cm">
          <text:p/>
        </draw:line>
        <draw:line draw:style-name="gr12" draw:text-style-name="P1" draw:layer="DF" svg:x1="12.797cm" svg:y1="3.498cm" svg:x2="14.563cm" svg:y2="5.747cm">
          <text:p/>
        </draw:line>
        <draw:line draw:style-name="gr11" draw:text-style-name="P1" draw:layer="DF" svg:x1="14.092cm" svg:y1="0.635cm" svg:x2="15.917cm" svg:y2="2.979cm">
          <text:p/>
        </draw:line>
        <draw:line draw:style-name="gr12" draw:text-style-name="P1" draw:layer="DF" svg:x1="7.171cm" svg:y1="6.96cm" svg:x2="8.756cm" svg:y2="8.906cm">
          <text:p/>
        </draw:line>
        <draw:line draw:style-name="gr11" draw:text-style-name="P1" draw:layer="DF" svg:x1="1.065cm" svg:y1="1.057cm" svg:x2="2.288cm" svg:y2="2.498cm">
          <text:p/>
        </draw:line>
        <draw:line draw:style-name="gr11" draw:text-style-name="P1" draw:layer="DF" svg:x1="0.635cm" svg:y1="9.874cm" svg:x2="2.317cm" svg:y2="11.824cm">
          <text:p/>
        </draw:line>
        <draw:line draw:style-name="gr11" draw:text-style-name="P1" draw:layer="DF" svg:x1="13.995cm" svg:y1="10.085cm" svg:x2="16.217cm" svg:y2="12.8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9.693cm" fo:page-height="20.98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VMod"/>
      <draw:layer draw:name="VMap"/>
      <draw:layer draw:name="CMod"/>
      <draw:layer draw:name="CMap"/>
      <draw:layer draw:name="DX"/>
      <draw:layer draw:name="DF"/>
      <draw:layer draw:name="BM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6-11T19:41:58</meta:creation-date>
    <dc:date>2006-06-11T20:16:03</dc:date>
    <dc:language>en-US</dc:language>
    <meta:editing-cycles>15</meta:editing-cycles>
    <meta:editing-duration>PT34M5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